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wrap-option="wrap" fo:border="0.06pt solid #000000" style:shrink-to-fit="true"/>
      <style:paragraph-properties fo:text-align="center" css3t:text-justify="auto" fo:margin-left="0cm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style:shrink-to-fit="true"/>
      <style:paragraph-properties fo:text-align="center" css3t:text-justify="auto" fo:margin-left="0cm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6" table:default-cell-style-name="ce1"/>
        <table:table-column table:style-name="co2" table:number-columns-repeated="1018" table:default-cell-style-name="ce4"/>
        <table:table-row table:style-name="ro1">
          <table:table-cell office:value-type="string" calcext:value-type="string">
            <text:p>WMS</text:p>
          </table:table-cell>
          <table:table-cell office:value-type="string" calcext:value-type="string">
            <text:p>WFS</text:p>
          </table:table-cell>
          <table:table-cell office:value-type="string" calcext:value-type="string">
            <text:p>WMTS</text:p>
          </table:table-cell>
          <table:table-cell office:value-type="string" calcext:value-type="string">
            <text:p>WPS</text:p>
          </table:table-cell>
          <table:table-cell office:value-type="string" calcext:value-type="string">
            <text:p>WCS</text:p>
          </table:table-cell>
          <table:table-cell office:value-type="string" calcext:value-type="string">
            <text:p>CS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eb Map Service (WMS) for Sharing maps across the web.</text:p>
          </table:table-cell>
          <table:table-cell table:style-name="ce2" office:value-type="string" calcext:value-type="string">
            <text:p>Web Feature Service (WFS) for sharing feature data across the web for direct access to Geospatial data.</text:p>
          </table:table-cell>
          <table:table-cell table:style-name="ce2" office:value-type="string" calcext:value-type="string">
            <text:p>Web Map Tile Service (WMTS) for sharing pre-cached map tiles across the web for use as Basemaps.</text:p>
          </table:table-cell>
          <table:table-cell table:style-name="ce2" office:value-type="string" calcext:value-type="string">
            <text:p>Web Processing Service (WPS) for sharing geoprocessing services across the web for performing dynamic Geospatial analytics.</text:p>
          </table:table-cell>
          <table:table-cell table:style-name="ce2" office:value-type="string" calcext:value-type="string">
            <text:p>Web Coverage Service (WCS) for sharing geospatial data stored and managed as Acoverage across the web.</text:p>
          </table:table-cell>
          <table:table-cell table:style-name="ce2" office:value-type="string" calcext:value-type="string">
            <text:p>Catalog Service for the Web (CSW) for sharing geospatial information, typically metadata, Stored in XML across the web.</text:p>
          </table:table-cell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Web Map Service (WMS) pour le partage de cartes sur le Web.</text:p>
          </table:table-cell>
          <table:table-cell table:style-name="ce3" office:value-type="string" calcext:value-type="string">
            <text:p>Web Feature Service (WFS) pour partager des méta-données sur le Web et pour un accès direct aux données géospatiales.</text:p>
          </table:table-cell>
          <table:table-cell table:style-name="ce3" office:value-type="string" calcext:value-type="string">
            <text:p>Web Map Tile Service (WMTS) pour le partage de mosaïques cartographiques pré-mises en cache sur le Web pour une utilisation en tant que Basemaps.</text:p>
          </table:table-cell>
          <table:table-cell table:style-name="ce3" office:value-type="string" calcext:value-type="string">
            <text:p>Web Processing Service (WPS) pour le partage de services de géotraitement sur le Web et pour l'exécution d'analyses géospatiales dynamiques.</text:p>
          </table:table-cell>
          <table:table-cell table:style-name="ce3" office:value-type="string" calcext:value-type="string">
            <text:p>Web Coverage Service (WCS) pour le partage des données géospatiales stockées et gérées comme Acoverage sur le Web.</text:p>
          </table:table-cell>
          <table:table-cell table:style-name="ce3" office:value-type="string" calcext:value-type="string">
            <text:p>Catalogue Service pour le Web (CSW) pour le partage d'informations géospatiales, généralement de métadonnées, stockées en XML sur le Web.</text:p>
          </table:table-cell>
          <table:table-cell table:style-name="ce6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MILLET</meta:initial-creator>
    <meta:creation-date>2016-12-06T14:23:23.498516758</meta:creation-date>
    <dc:date>2016-12-06T14:41:31.414483360</dc:date>
    <dc:creator>Rudolf MILLET</dc:creator>
    <meta:editing-duration>PT18M7S</meta:editing-duration>
    <meta:editing-cycles>4</meta:editing-cycles>
    <meta:generator>LibreOffice/4.3.3.2$Linux_X86_64 LibreOffice_project/430m0$Build-2</meta:generator>
    <meta:document-statistic meta:table-count="1" meta:cell-count="18" meta:object-count="0"/>
  </office:meta>
</office:document-meta>
</file>